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a325" officeooo:paragraph-rsid="0017a32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92fb" officeooo:paragraph-rsid="001892fb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7a325" officeooo:paragraph-rsid="0017a32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2379"/>
    </style:style>
    <style:style style:name="T3" style:family="text">
      <style:text-properties style:text-underline-style="none" officeooo:rsid="0019a6e2"/>
    </style:style>
    <style:style style:name="T4" style:family="text">
      <style:text-properties style:text-underline-style="none" officeooo:rsid="001a30d1"/>
    </style:style>
    <style:style style:name="T5" style:family="text">
      <style:text-properties style:text-underline-style="none" officeooo:rsid="001a470b"/>
    </style:style>
    <style:style style:name="T6" style:family="text">
      <style:text-properties style:text-underline-style="none" officeooo:rsid="001cb610"/>
    </style:style>
    <style:style style:name="T7" style:family="text">
      <style:text-properties style:text-underline-style="none" officeooo:rsid="001dd57e"/>
    </style:style>
    <style:style style:name="T8" style:family="text">
      <style:text-properties style:text-underline-style="none" officeooo:rsid="001fae0b"/>
    </style:style>
    <style:style style:name="T9" style:family="text">
      <style:text-properties style:text-underline-style="none" officeooo:rsid="00211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s On Installation Process</text:p>
      <text:p text:style-name="P3"/>
      <text:p text:style-name="P2"><text:span text:style-name="T1">The layout of the Guide does not make it clear enough that a person downloading the installation image does not then have to follow the rest of the guide. Suggest Formatting this as an obvious “Either download image here OR follow this guide”<text:line-break/><text:line-break/></text:span><text:span text:style-name="T2">Image Instalation:<text:line-break/>mazizone_v1.zip – User account with password “mazizone” is default pi account, not root.<text:line-break/>(Attempted root with “mazizone”, “ ”, “, root” and “raspberry” passwords but could not access)<text:line-break/><text:line-break/></text:span><text:span text:style-name="T3">Selection of images may be confusing to non technical users. Suggest a “Which image should I choose” section explaining the differences in device hardware and how to tell the difference.<text:line-break/><text:line-break/></text:span><text:span text:style-name="T4">Installation Guide </text:span><text:span text:style-name="T5">(“Making a wifi access point” onwards)</text:span><text:span text:style-name="T4">:<text:line-break/></text:span><text:span text:style-name="T6">Many of the sections explain how, but not why an action is carried out.<text:line-break/></text:span><text:span text:style-name="T7">e.g. “Assign a static IP address”. <text:line-break/></text:span><text:span text:style-name="T8">This may defeat the purpose of the guide in some respects, as the user will not learn why this action is necessary. Even a more technical user may find some steps slightly confusing given the lack of context.</text:span><text:span text:style-name="T4"><text:line-break/><text:line-break/></text:span><text:span text:style-name="T9">Perhaps a script could be included for carrying out most of the steps for users who are not using the image, but do not want to setup manually.</text:span><text:span text:style-name="T4"><text:line-break/>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09:59.955000000</meta:creation-date>
    <meta:generator>LibreOffice/5.1.5.2$Windows_x86 LibreOffice_project/7a864d8825610a8c07cfc3bc01dd4fce6a9447e5</meta:generator>
    <dc:date>2016-11-16T01:31:29.604000000</dc:date>
    <meta:editing-duration>PT1H59M25S</meta:editing-duration>
    <meta:editing-cycles>12</meta:editing-cycles>
    <meta:document-statistic meta:table-count="0" meta:image-count="0" meta:object-count="0" meta:page-count="1" meta:paragraph-count="2" meta:word-count="200" meta:character-count="1190" meta:non-whitespace-character-count="984"/>
  </office:meta>
</office:document-meta>
</file>